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11ba" officeooo:paragraph-rsid="001911ba"/>
    </style:style>
    <style:style style:name="P2" style:family="paragraph" style:parent-style-name="Standard">
      <style:text-properties officeooo:rsid="001afc9e" officeooo:paragraph-rsid="001afc9e"/>
    </style:style>
    <style:style style:name="P3" style:family="paragraph" style:parent-style-name="Standard">
      <style:text-properties officeooo:rsid="001dac99" officeooo:paragraph-rsid="001dac99"/>
    </style:style>
    <style:style style:name="P4" style:family="paragraph" style:parent-style-name="Standard">
      <style:text-properties officeooo:rsid="00202868" officeooo:paragraph-rsid="00202868"/>
    </style:style>
    <style:style style:name="P5" style:family="paragraph" style:parent-style-name="Standard">
      <style:text-properties officeooo:rsid="001911ba" officeooo:paragraph-rsid="002129b9"/>
    </style:style>
    <style:style style:name="P6" style:family="paragraph" style:parent-style-name="Standard">
      <style:text-properties officeooo:rsid="001911ba" officeooo:paragraph-rsid="00254a2a"/>
    </style:style>
    <style:style style:name="P7" style:family="paragraph" style:parent-style-name="Standard">
      <style:text-properties officeooo:rsid="001afc9e" officeooo:paragraph-rsid="001afc9e"/>
    </style:style>
    <style:style style:name="P8" style:family="paragraph" style:parent-style-name="Standard">
      <style:text-properties officeooo:rsid="0022ad8f" officeooo:paragraph-rsid="0022ad8f"/>
    </style:style>
    <style:style style:name="P9" style:family="paragraph" style:parent-style-name="Standard">
      <style:text-properties officeooo:rsid="0022fca8" officeooo:paragraph-rsid="0022fca8"/>
    </style:style>
    <style:style style:name="P10" style:family="paragraph" style:parent-style-name="Standard">
      <style:text-properties officeooo:rsid="001ddff2" officeooo:paragraph-rsid="001ddff2"/>
    </style:style>
    <style:style style:name="T1" style:family="text">
      <style:text-properties officeooo:rsid="0019fa01"/>
    </style:style>
    <style:style style:name="T2" style:family="text">
      <style:text-properties officeooo:rsid="001b4b6a"/>
    </style:style>
    <style:style style:name="T3" style:family="text">
      <style:text-properties officeooo:rsid="001c2c5f"/>
    </style:style>
    <style:style style:name="T4" style:family="text">
      <style:text-properties officeooo:rsid="001ddff2"/>
    </style:style>
    <style:style style:name="T5" style:family="text">
      <style:text-properties officeooo:rsid="00202868"/>
    </style:style>
    <style:style style:name="T6" style:family="text">
      <style:text-properties officeooo:rsid="002129b9"/>
    </style:style>
    <style:style style:name="T7" style:family="text">
      <style:text-properties officeooo:rsid="00230739"/>
    </style:style>
    <style:style style:name="T8" style:family="text">
      <style:text-properties officeooo:rsid="0023eb11"/>
    </style:style>
    <style:style style:name="T9" style:family="text">
      <style:text-properties officeooo:rsid="00254a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AGONISTA: PLAYER1 (NOMBRE GENÉRICO PARA UN NN). <text:span text:style-name="T4">TRABAJA COMO OPERADOR PARA </text:span><text:span text:style-name="T5">CORPO</text:span><text:span text:style-name="T4"> DE E-COMMERCE. </text:span></text:p>
      <text:p text:style-name="P1"/>
      <text:p text:style-name="P10">MUNDO EN EL QUE LAS PERSONAS INTERACTUAN CON SUS COMPUTADORAS A TRAVÉS DE SU CONSCIENCIA. UTILIZANDO UN DISPOSITIVO SIMIL-AURICULARES <text:span text:style-name="T8">(NEURACONNECTOR)</text:span></text:p>
      <text:p text:style-name="P10"/>
      <text:p text:style-name="P6"><text:span text:style-name="T9">CAE EN UN PHISHING QUE CARGA SU CONSCIENCIA A RAM</text:span></text:p>
      <text:p text:style-name="P1"/>
      <text:p text:style-name="P1">ATRAPADO EN <text:span text:style-name="T4">SU</text:span> COMPUTADORA (<text:span text:style-name="T4">CONSCIENCIA CARGADA A </text:span>RAM: <text:span text:style-name="T4">EL SOFTWARE PUDO CARGAR SU CONSCIENCIA, PERO HUBO UN ERROR DURANTE LA LECTURA QUE INTERRUMPIÓ SU CONSCIENCIA “REAL”</text:span>)</text:p>
      <text:p text:style-name="P1"/>
      <text:p text:style-name="P3">Su conciencia fue cargada en un software de simulación para que pueda <text:s/>soportar la carga de datos de la computador<text:span text:style-name="T4">a HASTA EL QUE EL PROBLEMA SEA SOLUCIONADO</text:span></text:p>
      <text:p text:style-name="P3"/>
      <text:p text:style-name="P1">PUEDE ESCAPAR SI JUNTA ALGUNAS PIEZAS DE DATOS <text:span text:style-name="T4">CORRUPTAS</text:span> PARA MERLIN <text:span text:style-name="T4">QUE LE DARAN ACCESO root PARA CORREGIR EL BUG</text:span></text:p>
      <text:p text:style-name="P1"/>
      <text:p text:style-name="P5">DEBE RECOLECTAR <text:span text:style-name="T6">4</text:span> PIEZAS</text:p>
      <text:p text:style-name="P1"/>
      <text:p text:style-name="P1">PARA ELLO NECESITA DESBLOQUEAR 4 HABILIDADES QUE PERMITEN LLEGAR <text:s/>A LAS PIEZAS: <text:span text:style-name="T1">_functions</text:span></text:p>
      <text:p text:style-name="P1"/>
      <text:p text:style-name="P1">NO LO SABE PERO MERLIN ES UN VIRUS EN SU COMPUTADORA, LAS 4 PIEZAS SON DATOS DE LA EMPRESA DE SOFTWARE EN LA QUE PLAYER1 TRABAJA</text:p>
      <text:p text:style-name="P1"/>
      <text:p text:style-name="P1"/>
      <text:p text:style-name="P2">LUGARES PARA SALVAR: BACKUP <text:span text:style-name="T2">TERMINAL</text:span></text:p>
      <text:p text:style-name="P2"/>
      <text:p text:style-name="P8">recursos:</text:p>
      <text:p text:style-name="P2">“VIDA”: <text:span text:style-name="T6">self_chip_shard</text:span></text:p>
      <text:p text:style-name="P2">“<text:span text:style-name="T3">MANA</text:span>” <text:span text:style-name="T7">(static charges)</text:span>: <text:span text:style-name="T6">static node</text:span></text:p>
      <text:p text:style-name="P2">“<text:span text:style-name="T6">shuriken</text:span>”: <text:span text:style-name="T6">bag extender</text:span></text:p>
      <text:p text:style-name="P2">“<text:span text:style-name="T6">potion</text:span>”: <text:span text:style-name="T6">electrolyte vial</text:span></text:p>
      <text:p text:style-name="P2"/>
      <text:p text:style-name="P9">hechizos:</text:p>
      <text:p text:style-name="P9">kamehameha: bola de estatica, poco rango, lenta</text:p>
      <text:p text:style-name="P9">lanza estatica: linea recta, rapida, toda la pantalla</text:p>
      <text:p text:style-name="P2"/>
      <text:p text:style-name="P2"/>
      <text:p text:style-name="P4">BOSSES OPCIONALES: SON MALWARE COMÚN EN LA PC DE PLAYER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19:46:18.747408191</meta:creation-date>
    <dc:date>2025-11-14T19:35:13.659390859</dc:date>
    <meta:editing-duration>PT8H28M1S</meta:editing-duration>
    <meta:editing-cycles>14</meta:editing-cycles>
    <meta:generator>LibreOffice/24.2.7.2$Linux_X86_64 LibreOffice_project/420$Build-2</meta:generator>
    <meta:document-statistic meta:table-count="0" meta:image-count="0" meta:object-count="0" meta:page-count="1" meta:paragraph-count="19" meta:word-count="205" meta:character-count="1301" meta:non-whitespace-character-count="1112"/>
  </office:meta>
</office:document-meta>
</file>